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6.772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9.654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2.327cm"/>
    </style:style>
    <style:style style:name="co16" style:family="table-column">
      <style:table-column-properties fo:break-before="auto" style:column-width="2.189cm"/>
    </style:style>
    <style:style style:name="co17" style:family="table-column">
      <style:table-column-properties fo:break-before="auto" style:column-width="1.803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4.981cm"/>
    </style:style>
    <style:style style:name="co21" style:family="table-column">
      <style:table-column-properties fo:break-before="auto" style:column-width="3.76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627cm"/>
    </style:style>
    <style:style style:name="co24" style:family="table-column">
      <style:table-column-properties fo:break-before="auto" style:column-width="3.323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018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2.549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3.515cm"/>
    </style:style>
    <style:style style:name="co35" style:family="table-column">
      <style:table-column-properties fo:break-before="auto" style:column-width="4.898cm"/>
    </style:style>
    <style:style style:name="co36" style:family="table-column">
      <style:table-column-properties fo:break-before="auto" style:column-width="3.04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100" number:language="en" number:country="GB">
      <number:text-content/>
    </number:text-style>
    <number:text-style style:name="N20100" number:language="de" number:country="DE">
      <number:text-content/>
    </number:text-style>
    <number:text-style style:name="N30100" number:language="pl" number:country="PL">
      <number:text-content/>
    </number:text-style>
    <style:style style:name="ce1" style:family="table-cell" style:parent-style-name="Default" style:data-style-name="N10100">
      <style:table-cell-properties fo:wrap-option="wrap"/>
    </style:style>
    <style:style style:name="ce2" style:family="table-cell" style:parent-style-name="Default" style:data-style-name="N20100">
      <style:table-cell-properties fo:wrap-option="wrap"/>
    </style:style>
    <style:style style:name="ce3" style:family="table-cell" style:parent-style-name="Default" style:data-style-name="N30100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60">
      <style:text-properties style:font-name="Liberation Sans" style:font-name-asian="Source Han Sans CN Normal" style:font-name-complex="Lohit Devanagari"/>
    </style:style>
  </office:automatic-styles>
  <office:body>
    <office:spreadsheet>
      <table:table table:name="Materia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2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style-name="Default"/>
          <table:table-cell table:style-name="ce4" office:value-type="string" calcext:value-type="string">
            <text:p>Kopolimer akrylonitrylo-butadieno-styrenowy – tworzywo amorficzne cechujące się duża udarnością, twardością oraz odpornością na zarysowania. Brak odporności na działanie światła i promieniowania UV. Dobre właściwości izolacyj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070 kg/m^3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3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10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/>
          <table:table-cell office:value-type="string" calcext:value-type="string">
            <text:p>Beton konstrukcyjny klasy C25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2400 kg/m^3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3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office:value-type="string" calcext:value-type="string">
            <text:p>1.20e-5 1/K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0.0 kg/m^3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 MPa</text:p>
          </table:table-cell>
          <table:table-cell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4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/>
          <table:table-cell table:style-name="ce4" office:value-type="string" calcext:value-type="string">
            <text:p>Polilaktyd – biodegradowalne termoplastyczne tworzywo sztuczne.</text:p>
          </table:table-cell>
          <table:table-cell office:value-type="string" calcext:value-type="string">
            <text:p>Thermoplast</text:p>
          </table:table-cell>
          <table:table-cell office:value-type="string" calcext:value-type="string">
            <text:p>1270 kg/m^3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3">
          <table:table-cell office:value-type="string" calcext:value-type="string">
            <text:p>Steel-17CrNiMo6</text:p>
          </table:table-cell>
          <table:table-cell office:value-type="string" calcext:value-type="string">
            <text:p>17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3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4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string" calcext:value-type="string">
            <text:p>500 kg/m^3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3">
          <table:table-cell office:value-type="string" calcext:value-type="string">
            <text:p>Steel-30CrNiMo8</text:p>
          </table:table-cell>
          <table:table-cell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3">
          <table:table-cell office:value-type="string" calcext:value-type="string">
            <text:p>Steel-34CrNiMo6</text:p>
          </table:table-cell>
          <table:table-cell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3">
          <table:table-cell office:value-type="string" calcext:value-type="string">
            <text:p>Steel-36CrNiMo4</text:p>
          </table:table-cell>
          <table:table-cell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3">
          <table:table-cell office:value-type="string" calcext:value-type="string">
            <text:p>Steel-36NiCrMo16</text:p>
          </table:table-cell>
          <table:table-cell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[DE]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Steel-[DE]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[DE]AlZn4,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2700 kg/m^3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table:style-name="ce5" office:value-type="string" calcext:value-type="string">
            <text:p>2.3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office:value-type="string" calcext:value-type="string">
            <text:p>Steel-[DE]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[DE]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 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 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 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0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3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3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0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5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3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3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 MPa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3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5 1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0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0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3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2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3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3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3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3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3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3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3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3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3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3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[DE]St 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[DE]St E 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[DE]St E 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[DE]St E 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[DE]St E 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[DE]St E 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5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5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3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3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7800 kg/m^3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5 1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 table:number-rows-repeated="1048473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.00.0000</text:date>, <text:time style:data-style-name="N2" text:time-value="15:13:55.38872768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5-08-04T15:17:14.439798083</dc:date>
    <dc:creator>Przemo Firszt</dc:creator>
    <meta:editing-duration>PT45M59S</meta:editing-duration>
    <meta:editing-cycles>9</meta:editing-cycles>
    <meta:document-statistic meta:table-count="1" meta:cell-count="1669" meta:object-count="0"/>
  </office:meta>
</office:document-meta>
</file>